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533" officeooo:paragraph-rsid="0007b533"/>
    </style:style>
    <style:style style:name="P2" style:family="paragraph" style:parent-style-name="Standard">
      <style:text-properties officeooo:rsid="00087d49" officeooo:paragraph-rsid="00087d49"/>
    </style:style>
    <style:style style:name="P3" style:family="paragraph" style:parent-style-name="Standard">
      <style:text-properties officeooo:rsid="00087d49" officeooo:paragraph-rsid="000c2b73"/>
    </style:style>
    <style:style style:name="P4" style:family="paragraph" style:parent-style-name="Standard">
      <style:text-properties officeooo:rsid="0008b4b7" officeooo:paragraph-rsid="0008b4b7"/>
    </style:style>
    <style:style style:name="P5" style:family="paragraph" style:parent-style-name="Standard">
      <style:text-properties officeooo:rsid="0009963e" officeooo:paragraph-rsid="0009963e"/>
    </style:style>
    <style:style style:name="P6" style:family="paragraph" style:parent-style-name="Standard">
      <style:text-properties officeooo:rsid="000a9858" officeooo:paragraph-rsid="000a9858"/>
    </style:style>
    <style:style style:name="P7" style:family="paragraph" style:parent-style-name="Standard">
      <style:text-properties officeooo:rsid="000b3ae5" officeooo:paragraph-rsid="000b3ae5"/>
    </style:style>
    <style:style style:name="P8" style:family="paragraph" style:parent-style-name="Standard">
      <style:text-properties officeooo:rsid="000c2b73" officeooo:paragraph-rsid="000c2b73"/>
    </style:style>
    <style:style style:name="P9" style:family="paragraph" style:parent-style-name="Standard">
      <style:text-properties officeooo:rsid="000de31d" officeooo:paragraph-rsid="000de31d"/>
    </style:style>
    <style:style style:name="P10" style:family="paragraph" style:parent-style-name="Standard">
      <style:text-properties officeooo:rsid="000e6a0d" officeooo:paragraph-rsid="000e6a0d"/>
    </style:style>
    <style:style style:name="P11" style:family="paragraph" style:parent-style-name="Standard">
      <style:text-properties officeooo:rsid="000f7c76" officeooo:paragraph-rsid="000f7c76"/>
    </style:style>
    <style:style style:name="P12" style:family="paragraph" style:parent-style-name="Standard">
      <style:text-properties officeooo:rsid="001025cc" officeooo:paragraph-rsid="001025cc"/>
    </style:style>
    <style:style style:name="T1" style:family="text">
      <style:text-properties officeooo:rsid="000b3ae5"/>
    </style:style>
    <style:style style:name="T2" style:family="text">
      <style:text-properties officeooo:rsid="000c2b73"/>
    </style:style>
    <style:style style:name="T3" style:family="text">
      <style:text-properties officeooo:rsid="000e6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ed and correct order to run scripts in case of full model run</text:p>
      <text:p text:style-name="P1"/>
      <text:p text:style-name="P4">list_of_files_run - Parameter_space_generator.sh</text:p>
      <text:p text:style-name="P2"/>
      <text:p text:style-name="P3"><text:span text:style-name="T1">list_of_noofanimalspecies_values.dat, list_of_noofplantspecies_values.dat, list_of_aggressivity_values.dat, list_of_inserted_deleted_species.dat - </text:span>Full_assembly_run.sh</text:p>
      <text:p text:style-name="P1"/>
      <text:p text:style-name="P1">agg_time_series_aggregate.txt – agg_time_series_aggregate.R</text:p>
      <text:p text:style-name="P1"/>
      <text:p text:style-name="P8">1_optimised_K - ?</text:p>
      <text:p text:style-name="P1"/>
      <text:p text:style-name="P7">Data_full.Rdata – <text:span text:style-name="T2">Full Assembly Model Analysis.R</text:span></text:p>
      <text:p text:style-name="P1"/>
      <text:p text:style-name="P5">95_optimised_K.Rdata - ? </text:p>
      <text:p text:style-name="P5"/>
      <text:p text:style-name="P6">agg*, HH*, all_species.txt, all_gran_table.txt – Deconstructed_Assembly_Model.R</text:p>
      <text:p text:style-name="P6"/>
      <text:p text:style-name="P6">Data_deconstructed.Rdata – Deconstructed_Assembly_Model_Analysis.R</text:p>
      <text:p text:style-name="P6"/>
      <text:p text:style-name="P9">agg_time_series_deconstructed_aggregate.txt – agg_time_series_deconstructed_aggregate.R (not sure what this files takes as inputs / where to run it from? - <text:span text:style-name="T3">I think its for aggregating many time series of aggressiveness files</text:span>)</text:p>
      <text:p text:style-name="P9"/>
      <text:p text:style-name="P10"><text:s/>links_*_cc_*.txt - Numerical_serial_extinction.R</text:p>
      <text:p text:style-name="P9"/>
      <text:p text:style-name="P10">Numerical_serial_extinction_sub_model.Rdata – Numerical_serial_extinction_analysis.R</text:p>
      <text:p text:style-name="P10"/>
      <text:p text:style-name="P11">Metacommunity.R</text:p>
      <text:p text:style-name="P11"/>
      <text:p text:style-name="P11">Thesis_figures.R</text:p>
      <text:p text:style-name="P11"/>
      <text:p text:style-name="P12">Exploitative_cluster_2.R<text:tab/></text:p>
      <text:p text:style-name="P12"/>
      <text:p text:style-name="P12">phyrricA_2.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4:48:16.817731650</meta:creation-date>
    <dc:date>2020-09-12T17:43:57.126980426</dc:date>
    <meta:editing-duration>PT50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9" meta:character-count="1001" meta:non-whitespace-character-count="929"/>
  </office:meta>
</office:document-meta>
</file>